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9.13cm"/>
    </style:style>
    <style:style style:name="co5" style:family="table-column">
      <style:table-column-properties fo:break-before="auto" style:column-width="10.25cm"/>
    </style:style>
    <style:style style:name="co6" style:family="table-column">
      <style:table-column-properties fo:break-before="auto" style:column-width="15.226cm"/>
    </style:style>
    <style:style style:name="co7" style:family="table-column">
      <style:table-column-properties fo:break-before="auto" style:column-width="10.338cm"/>
    </style:style>
    <style:style style:name="co8" style:family="table-column">
      <style:table-column-properties fo:break-before="auto" style:column-width="11.48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 style:font-name-asian="Arial1" style:font-name-complex="Arial1"/>
    </style:style>
    <style:style style:name="ce3" style:family="table-cell" style:parent-style-name="Default" style:data-style-name="N75">
      <style:text-properties fo:font-weight="bold" style:font-weight-asian="bold" style:font-weight-complex="bold"/>
    </style:style>
    <style:style style:name="ce4" style:family="table-cell" style:parent-style-name="Default" style:data-style-name="N7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3" office:value-type="string">
            <text:p>When</text:p>
          </table:table-cell>
          <table:table-cell table:style-name="ce1" office:value-type="string">
            <text:p>Test file</text:p>
          </table:table-cell>
          <table:table-cell table:style-name="ce1" office:value-type="string">
            <text:p>Target module(s)</text:p>
          </table:table-cell>
          <table:table-cell table:style-name="ce1" office:value-type="string">
            <text:p>Test class</text:p>
          </table:table-cell>
          <table:table-cell table:style-name="ce1" office:value-type="string">
            <text:p>t</text:p>
          </table:table-cell>
          <table:table-cell table:style-name="ce1" office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6-20">
            <text:p>20 Jun 2013</text:p>
          </table:table-cell>
          <table:table-cell office:value-type="string">
            <text:p>10-dbconnect.t</text:p>
          </table:table-cell>
          <table:table-cell office:value-type="string">
            <text:p>LIMS2::Model::DBConnect</text:p>
          </table:table-cell>
          <table:table-cell office:value-type="string">
            <text:p>t/lib/LIMS2/t/Model/DBConnect.pm</text:p>
          </table:table-cell>
          <table:table-cell office:value-type="string">
            <text:p>t/LIMS2/Model/10_LIMS2_Model_DBConnect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10-lims2-test.t</text:p>
          </table:table-cell>
          <table:table-cell office:value-type="string">
            <text:p>LIMS2::Test</text:p>
          </table:table-cell>
          <table:table-cell office:value-type="string">
            <text:p>t/lib/LIMS2/t/Test.pm</text:p>
          </table:table-cell>
          <table:table-cell office:value-type="string">
            <text:p>t/LIMS2/10_LIMS2_Test.t</text:p>
          </table:table-cell>
          <table:table-cell table:number-columns-repeated="1018"/>
        </table:table-row>
        <table:table-row table:style-name="ro1">
          <table:table-cell office:value-type="string">
            <text:p>x</text:p>
          </table:table-cell>
          <table:table-cell/>
          <table:table-cell office:value-type="string">
            <text:p>20-form-validator.t</text:p>
          </table:table-cell>
          <table:table-cell table:number-columns-repeated="3"/>
          <table:table-cell office:value-type="string">
            <text:p>Uses CPAN module Data::FormValidato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25-resultset-designoligo.t</text:p>
          </table:table-cell>
          <table:table-cell office:value-type="string">
            <text:p>LIMS2::Model::Schema::Result::DesignOligo</text:p>
          </table:table-cell>
          <table:table-cell office:value-type="string">
            <text:p>t/lib/LIMS2/t/Model/Schema/Result/DesignOligo.pm</text:p>
          </table:table-cell>
          <table:table-cell office:value-type="string">
            <text:p>t/LIMS2/Model/Schema/Result/10_LIMS2_Model_Schema_Result_DesignOligo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5">
            <text:p>15 Jul 2013</text:p>
          </table:table-cell>
          <table:table-cell office:value-type="string">
            <text:p>30-model-schema-summary.t</text:p>
          </table:table-cell>
          <table:table-cell office:value-type="string">
            <text:p>LIMS2::Model::Schema::Result::Summary</text:p>
          </table:table-cell>
          <table:table-cell office:value-type="string">
            <text:p>t/lib/LIMS2/t/Model/Schema/Result/Summary.pm</text:p>
          </table:table-cell>
          <table:table-cell office:value-type="string">
            <text:p>t/LIMS2/Model/Schema/Result/10_LIMS2_Model_Schema_Result_Summary.t</text:p>
          </table:table-cell>
          <table:table-cell office:value-type="string">
            <text:p>More changes from Andrew broke the tests agai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40-model-util-bacsfordesign.t</text:p>
          </table:table-cell>
          <table:table-cell office:value-type="string">
            <text:p>LIMS2::Model::Util::BacsForDesign</text:p>
          </table:table-cell>
          <table:table-cell office:value-type="string">
            <text:p>t/lib/LIMS2/t/Model/Util/BacsForDesign.pm</text:p>
          </table:table-cell>
          <table:table-cell office:value-type="string">
            <text:p>t/LIMS2/Model/Util/10_LIMS2_Model_Util_BacsForDesign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40-model-util-computestatus.t</text:p>
          </table:table-cell>
          <table:table-cell office:value-type="string">
            <text:p>LIMS2::Model::Util::ComputeAcceptedStatus</text:p>
          </table:table-cell>
          <table:table-cell office:value-type="string">
            <text:p>t/lib/LIMS2/t/Model/Util/ComputeAcceptedStatus.pm</text:p>
          </table:table-cell>
          <table:table-cell office:value-type="string">
            <text:p>t/LIMS2/Model/Util/10_LIMS2_Model_Util_ComputeAcceptedStatus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6-20">
            <text:p>20 Jun 2013</text:p>
          </table:table-cell>
          <table:table-cell office:value-type="string">
            <text:p>40-model-util-createplate.t</text:p>
          </table:table-cell>
          <table:table-cell office:value-type="string">
            <text:p>LIMS2::Model::Util::CreatePlate</text:p>
          </table:table-cell>
          <table:table-cell office:value-type="string">
            <text:p>t/lib/LIMS2/t/Model/Util/CreatePlate.pm</text:p>
          </table:table-cell>
          <table:table-cell office:value-type="string">
            <text:p>t/LIMS2/Model/10_LIMS2_Model_DBConnect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40-model-util-createprocess.t</text:p>
          </table:table-cell>
          <table:table-cell office:value-type="string">
            <text:p>LIMS2::Model::Util::CreateProcess</text:p>
          </table:table-cell>
          <table:table-cell office:value-type="string">
            <text:p>t/lib/LIMS2/t/Model/Util/CreateProcess.pm</text:p>
          </table:table-cell>
          <table:table-cell office:value-type="string">
            <text:p>t/LIMS2/Model/Util/10_LIMS2_Model_Util_CreateProcess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9">
            <text:p>9 Jul 2013</text:p>
          </table:table-cell>
          <table:table-cell office:value-type="string">
            <text:p>40-model-util-dataupload.t</text:p>
          </table:table-cell>
          <table:table-cell office:value-type="string">
            <text:p>LIMS2::Model::Util::DataUpload</text:p>
          </table:table-cell>
          <table:table-cell office:value-type="string">
            <text:p>t/lib/LIMS2/t/Model/Util/DataUpload.pm</text:p>
          </table:table-cell>
          <table:table-cell office:value-type="string">
            <text:p>t/LIMS2/Model/Util/10_LIMS2_Model_Util_DataUpload.t</text:p>
          </table:table-cell>
          <table:table-cell office:value-type="string">
            <text:p>bug in LIMS2::Test.pm?</text:p>
          </table:table-cell>
          <table:table-cell office:value-type="string">
            <text:p>openr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5">
            <text:p>15 Jul 2013</text:p>
          </table:table-cell>
          <table:table-cell office:value-type="string">
            <text:p>40-model-util-designinfo.t</text:p>
          </table:table-cell>
          <table:table-cell office:value-type="string">
            <text:p>LIMS2::Model::Util::DesignInfo</text:p>
          </table:table-cell>
          <table:table-cell office:value-type="string">
            <text:p>t/lib/LIMS2/t/Model/Util/DesignInfo.pm</text:p>
          </table:table-cell>
          <table:table-cell office:value-type="string">
            <text:p>t/LIMS2/Model/Util/10_LIMS2_Model_Util_DesignInfo.t</text:p>
          </table:table-cell>
          <table:table-cell office:value-type="string">
            <text:p>More changes from Saj broke the tests again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40-model-util-qcresults.t</text:p>
          </table:table-cell>
          <table:table-cell office:value-type="string">
            <text:p>LIMS2::Model::Util::QCResults</text:p>
          </table:table-cell>
          <table:table-cell office:value-type="string">
            <text:p>t/lib/LIMS2/t/Model/Util/QCResults.pm</text:p>
          </table:table-cell>
          <table:table-cell office:value-type="string">
            <text:p>t/LIMS2/Model/Util/10_LIMS2_Model_Util_QCResults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50-model-plugin-bac.t</text:p>
          </table:table-cell>
          <table:table-cell office:value-type="string">
            <text:p>LIMS2::Model::Plugin::BAC</text:p>
          </table:table-cell>
          <table:table-cell office:value-type="string">
            <text:p>t/lib/LIMS2/t/Model/Plugin/BAC.pm</text:p>
          </table:table-cell>
          <table:table-cell office:value-type="string">
            <text:p>t/LIMS2/Model/Plugin/10_LIMS2_Model_Plugin_BAC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0">
            <text:p>10 Jul 2013</text:p>
          </table:table-cell>
          <table:table-cell office:value-type="string">
            <text:p>50-model-plugin-crispr.t</text:p>
          </table:table-cell>
          <table:table-cell office:value-type="string">
            <text:p>LIMS2::Model::Plugin::Crispr</text:p>
          </table:table-cell>
          <table:table-cell office:value-type="string">
            <text:p>t/lib/LIMS2/t/Model/Plugin/Crispr.pm</text:p>
          </table:table-cell>
          <table:table-cell office:value-type="string">
            <text:p>t/LIMS2/Model/Plugin/10_LIMS2_Model_Plugin_Crispr.t</text:p>
          </table:table-cell>
          <table:table-cell/>
          <table:table-cell office:value-type="string">
            <text:p>Tests failed: cut-and-paste erro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50-model-plugin-design.t</text:p>
          </table:table-cell>
          <table:table-cell office:value-type="string">
            <text:p>LIMS2::Model::Plugin::Design</text:p>
          </table:table-cell>
          <table:table-cell office:value-type="string">
            <text:p>t/lib/LIMS2/t/Model/Plugin/Design.pm</text:p>
          </table:table-cell>
          <table:table-cell office:value-type="string">
            <text:p>t/LIMS2/Model/Plugin/10_LIMS2_Model_Plugin_Design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16">
            <text:p>16 Jul 2013</text:p>
          </table:table-cell>
          <table:table-cell office:value-type="string">
            <text:p>50-model-plugin-gene.t</text:p>
          </table:table-cell>
          <table:table-cell office:value-type="string">
            <text:p>LIMS2::Model::Plugin::Gene</text:p>
          </table:table-cell>
          <table:table-cell office:value-type="string">
            <text:p>t/lib/LIMS2/t/Model/Plugin/Gene.pm</text:p>
          </table:table-cell>
          <table:table-cell office:value-type="string">
            <text:p>t/LIMS2/Model/Plugin/10_LIMS2_Model_Plugin_Gene.t</text:p>
          </table:table-cell>
          <table:table-cell office:value-type="string">
            <text:p>broken with SOL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50-model-plugin-genotypingqc.t</text:p>
          </table:table-cell>
          <table:table-cell office:value-type="string">
            <text:p>LIMS2::Model::Plugin::GenotypingQC</text:p>
          </table:table-cell>
          <table:table-cell office:value-type="string">
            <text:p>t/lib/LIMS2/t/Model/Plugin/GenotypingQC.pm</text:p>
          </table:table-cell>
          <table:table-cell office:value-type="string">
            <text:p>t/LIMS2/Model/Plugin/10_LIMS2_Model_Plugin_GenotypingQC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2">
            <text:p>2 Jul 2013</text:p>
          </table:table-cell>
          <table:table-cell office:value-type="string">
            <text:p>50-model-plugin-plate.t</text:p>
          </table:table-cell>
          <table:table-cell office:value-type="string">
            <text:p>LIMS2::Model::Plugin::Plate</text:p>
          </table:table-cell>
          <table:table-cell office:value-type="string">
            <text:p>t/lib/LIMS2/t/Model/Plugin/Plate.pm</text:p>
          </table:table-cell>
          <table:table-cell office:value-type="string">
            <text:p>t/LIMS2/Model/Plugin/10_LIMS2_Model_Plugin_Plate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5">
            <text:p>5 Jul 2013</text:p>
          </table:table-cell>
          <table:table-cell office:value-type="string">
            <text:p>50-model-plugin-process.t</text:p>
          </table:table-cell>
          <table:table-cell office:value-type="string">
            <text:p>LIMS2::Model::Plugin::Process</text:p>
          </table:table-cell>
          <table:table-cell office:value-type="string">
            <text:p>t/lib/LIMS2/t/Model/Plugin/Process.pm</text:p>
          </table:table-cell>
          <table:table-cell office:value-type="string">
            <text:p>t/LIMS2/Model/Plugin/10_LIMS2_Model_Plugin_Process.t</text:p>
          </table:table-cell>
          <table:table-cell/>
          <table:table-cell office:value-type="string">
            <text:p>Failure in test 1: missing entries in table list_process_types (cut/paste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1">
            <text:p>11 Jul 2013</text:p>
          </table:table-cell>
          <table:table-cell office:value-type="string">
            <text:p>50-model-plugin-processtree.t</text:p>
          </table:table-cell>
          <table:table-cell office:value-type="string">
            <text:p>LIMS2::Model::Plugin::ProcessTree</text:p>
          </table:table-cell>
          <table:table-cell office:value-type="string">
            <text:p>t/lib/LIMS2/t/Model/Plugin/ProcessTree.pm</text:p>
          </table:table-cell>
          <table:table-cell office:value-type="string">
            <text:p>t/LIMS2/Model/Plugin/10_LIMS2_Model_Plugin_ProcessTree.t</text:p>
          </table:table-cell>
          <table:table-cell office:value-type="string">
            <text:p>Can't locate object method "get_paths_for_well_id_depth_first"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50-model-plugin-qc.t</text:p>
          </table:table-cell>
          <table:table-cell office:value-type="string">
            <text:p>LIMS2::Model::Plugin::QC</text:p>
          </table:table-cell>
          <table:table-cell office:value-type="string">
            <text:p>t/lib/LIMS2/t/Model/Plugin/QC.pm</text:p>
          </table:table-cell>
          <table:table-cell office:value-type="string">
            <text:p>t/LIMS2/Model/Plugin/10_LIMS2_Model_Plugin_QC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50-model-plugin-user.t</text:p>
          </table:table-cell>
          <table:table-cell office:value-type="string">
            <text:p>LIMS2::Model::Plugin::User</text:p>
          </table:table-cell>
          <table:table-cell office:value-type="string">
            <text:p>t/lib/LIMS2/t/Model/Plugin/User.pm</text:p>
          </table:table-cell>
          <table:table-cell office:value-type="string">
            <text:p>t/LIMS2/Model/Plugin/10_LIMS2_Model_Plugin_User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0">
            <text:p>10 Jul 2013</text:p>
          </table:table-cell>
          <table:table-cell office:value-type="string">
            <text:p>50-model-plugin-well.t</text:p>
          </table:table-cell>
          <table:table-cell office:value-type="string">
            <text:p>LIMS2::Model::Plugin::Well</text:p>
          </table:table-cell>
          <table:table-cell office:value-type="string">
            <text:p>t/lib/LIMS2/t/Model/Plugin/Well.pm</text:p>
          </table:table-cell>
          <table:table-cell office:value-type="string">
            <text:p>t/LIMS2/Model/Plugin/10_LIMS2_Model_Plugin_Well.t</text:p>
          </table:table-cell>
          <table:table-cell office:value-type="string">
            <text:p>keeps messing with test count.</text:p>
          </table:table-cell>
          <table:table-cell office:value-type="string">
            <text:p>Test =&gt; Test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0">
            <text:p>10 Jul 2013</text:p>
          </table:table-cell>
          <table:table-cell office:value-type="string">
            <text:p>50-model-plugin-xep-pool.t</text:p>
          </table:table-cell>
          <table:table-cell office:value-type="string">
            <text:p>LIMS2::Model::Plugin::Process</text:p>
          </table:table-cell>
          <table:table-cell office:value-type="string">
            <text:p>t/lib/LIMS2/t/Model/Plugin/Process.pm</text:p>
          </table:table-cell>
          <table:table-cell office:value-type="string">
            <text:p>t/LIMS2/Model/Plugin/10_LIMS2_Model_Plugin_Process.t</text:p>
          </table:table-cell>
          <table:table-cell office:value-type="string">
            <text:p>David's latest tests, joined to 'Process' test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60-allele-request.t</text:p>
          </table:table-cell>
          <table:table-cell office:value-type="string">
            <text:p>LIMS2::AlleleRequestFactory</text:p>
          </table:table-cell>
          <table:table-cell office:value-type="string">
            <text:p>t/lib/LIMS2/t/AlleleRequestFactory.pm</text:p>
          </table:table-cell>
          <table:table-cell office:value-type="string">
            <text:p>t/LIMS2/10_LIMS2_AlleleRequestFactory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0">
            <text:p>10 Jul 2013</text:p>
          </table:table-cell>
          <table:table-cell office:value-type="string">
            <text:p>60-summaries-data-creation.t</text:p>
          </table:table-cell>
          <table:table-cell office:value-type="string">
            <text:p>LIMS2::SummaryGeneration::SummariesWellDescend</text:p>
          </table:table-cell>
          <table:table-cell office:value-type="string">
            <text:p>t/lib/LIMS2/t/SummaryGeneration/SummariesWellDescend.pm</text:p>
          </table:table-cell>
          <table:table-cell office:value-type="string">
            <text:p>t/LIMS2/SummaryGeneration/10_LIMS2_SummaryGeneration_SummariesWellDescend.t</text:p>
          </table:table-cell>
          <table:table-cell office:value-type="string">
            <text:p>Pre-computes the number of tests – will break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16">
            <text:p>16 Jul 2013</text:p>
          </table:table-cell>
          <table:table-cell office:value-type="string">
            <text:p>70-controller-api-platewell.t</text:p>
          </table:table-cell>
          <table:table-cell office:value-type="string">
            <text:p>LIMS2::WebApp::Controller::API::PlateWell</text:p>
          </table:table-cell>
          <table:table-cell office:value-type="string">
            <text:p>t/lib/LIMS2/t/WebApp/Controller/API/PlateWell.pm</text:p>
          </table:table-cell>
          <table:table-cell office:value-type="string">
            <text:p>t/LIMS2/WebApp/Controller/API/10_LIMS2_WebApp_Controller_API_PlateWell.t</text:p>
          </table:table-cell>
          <table:table-cell office:value-type="string">
            <text:p>broken with SOL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5">
            <text:p>15 Jul 2013</text:p>
          </table:table-cell>
          <table:table-cell office:value-type="string">
            <text:p>70-pipeline_summary_reports.t</text:p>
          </table:table-cell>
          <table:table-cell office:value-type="string">
            <text:p>LIMS2::WebApp::Controller/User::SummaryReports</text:p>
          </table:table-cell>
          <table:table-cell office:value-type="string">
            <text:p>t/lib/LIMS2/t/WebApp/Controller/User/SummaryReports.pm</text:p>
          </table:table-cell>
          <table:table-cell office:value-type="string">
            <text:p>t/LIMS2/WebApp/Controller/User/10_LIMS2_WebApp_Controller_User_SummaryReports.t</text:p>
          </table:table-cell>
          <table:table-cell office:value-type="string">
            <text:p>Pre-computes the number of tests – will break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change_password.t</text:p>
          </table:table-cell>
          <table:table-cell office:value-type="string">
            <text:p>LIMS2::WebApp::Controller::User::UserPreferences</text:p>
          </table:table-cell>
          <table:table-cell office:value-type="string">
            <text:p>t/lib/LIMS2/t/WebApp/Controller/User/UserPreferences.pm</text:p>
          </table:table-cell>
          <table:table-cell office:value-type="string">
            <text:p>t/LIMS2/WebApp/Controller/User/10_LIMS2_WebApp_Controller_User_UserPreferences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dna_status_upload.t</text:p>
          </table:table-cell>
          <table:table-cell office:value-type="string">
            <text:p>LIMS2::WebApp::Controller::User::WellData</text:p>
          </table:table-cell>
          <table:table-cell office:value-type="string">
            <text:p>t/lib/LIMS2/t/WebApp/Controller/User/WellData.pm</text:p>
          </table:table-cell>
          <table:table-cell office:value-type="string">
            <text:p>t/LIMS2/WebApp/Controller/User/10_LIMS2_WebApp_Controller_User_WellData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login.t</text:p>
          </table:table-cell>
          <table:table-cell office:value-type="string">
            <text:p>LIMS2::WebApp::Controller::Auth</text:p>
          </table:table-cell>
          <table:table-cell office:value-type="string">
            <text:p>t/lib/LIMS2/t/WebApp/Controller/Auth.pm</text:p>
          </table:table-cell>
          <table:table-cell office:value-type="string">
            <text:p>t/LIMS2/WebApp/Controller/10_LIMS2_WebApp_Controller_Auth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plate_copy.t</text:p>
          </table:table-cell>
          <table:table-cell office:value-type="string">
            <text:p>LIMS2::WebApp::Controller::User::PlateCopy</text:p>
          </table:table-cell>
          <table:table-cell office:value-type="string">
            <text:p>t/lib/LIMS2/t/WebApp/Controller/User/PlateCopy.pm</text:p>
          </table:table-cell>
          <table:table-cell office:value-type="string">
            <text:p>t/LIMS2/WebApp/Controller/User/10_LIMS2_WebApp_Controller_User_PlateCopy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16">
            <text:p>16 Jul 2013</text:p>
          </table:table-cell>
          <table:table-cell office:value-type="string">
            <text:p>80-plate_report.t</text:p>
          </table:table-cell>
          <table:table-cell office:value-type="string">
            <text:p>LIMS2::WebApp::Controller::User::BrowsePlates</text:p>
          </table:table-cell>
          <table:table-cell office:value-type="string">
            <text:p>t/lib/LIMS2/t/WebApp/Controller/User/BrowsePlates.pm</text:p>
          </table:table-cell>
          <table:table-cell office:value-type="string">
            <text:p>t/LIMS2/WebApp/Controller/User/10_LIMS2_WebApp_Controller_User_BrowsePlates.t</text:p>
          </table:table-cell>
          <table:table-cell office:value-type="string">
            <text:p>broken with SOL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plate_upload.t</text:p>
          </table:table-cell>
          <table:table-cell office:value-type="string">
            <text:p>LIMS2::WebApp::Controller::User::PlateUpload</text:p>
          </table:table-cell>
          <table:table-cell office:value-type="string">
            <text:p>t/lib/LIMS2/t/WebApp/Controller/User/PlateUpload.pm</text:p>
          </table:table-cell>
          <table:table-cell office:value-type="string">
            <text:p>t/LIMS2/WebApp/Controller/User/10_LIMS2_WebApp_Controller_User_PlateUpload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plate_view.t</text:p>
          </table:table-cell>
          <table:table-cell office:value-type="string">
            <text:p>LIMS2::WebApp::Controller::User::PlateEdit</text:p>
          </table:table-cell>
          <table:table-cell office:value-type="string">
            <text:p>t/lib/LIMS2/t/WebApp/Controller/User/PlateEdit.pm</text:p>
          </table:table-cell>
          <table:table-cell office:value-type="string">
            <text:p>t/LIMS2/WebApp/Controller/User/10_LIMS2_WebApp_Controller_User_PlateEdit.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√</text:p>
          </table:table-cell>
          <table:table-cell office:value-type="date" office:date-value="2013-07-15">
            <text:p>15 Jul 2013</text:p>
          </table:table-cell>
          <table:table-cell office:value-type="string">
            <text:p>80-qc.t</text:p>
          </table:table-cell>
          <table:table-cell office:value-type="string">
            <text:p>LIMS2::WebApp::Controller::User::QC</text:p>
          </table:table-cell>
          <table:table-cell office:value-type="string">
            <text:p>t/lib/LIMS2/t/WebApp/Controller/User/QC.pm</text:p>
          </table:table-cell>
          <table:table-cell office:value-type="string">
            <text:p>t/LIMS2/WebApp/Controller/User/10_LIMS2_WebApp_Controller_User_QC.t</text:p>
          </table:table-cell>
          <table:table-cell office:value-type="string">
            <text:p>13 failures in old framework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recombinase_upload.t</text:p>
          </table:table-cell>
          <table:table-cell office:value-type="string">
            <text:p>LIMS2::WebApp::Controller::User::RecombinaseUpload</text:p>
          </table:table-cell>
          <table:table-cell office:value-type="string">
            <text:p>t/lib/LIMS2/t/WebApp/Controller/User/RecombinaseUpload.pm</text:p>
          </table:table-cell>
          <table:table-cell office:value-type="string">
            <text:p>t/LIMS2/WebApp/Controller/User/10_LIMS2_WebApp_Controller_User_RecombinaseUpload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relation_graph.t</text:p>
          </table:table-cell>
          <table:table-cell office:value-type="string">
            <text:p>LIMS2::WebApp::Controller::User::Graph</text:p>
          </table:table-cell>
          <table:table-cell office:value-type="string">
            <text:p>t/lib/LIMS2/t/WebApp/Controller/User/Graph.pm</text:p>
          </table:table-cell>
          <table:table-cell office:value-type="string">
            <text:p>t/LIMS2/WebApp/Controller/User/10_LIMS2_WebApp_Controller_User_Graph.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√</text:p>
          </table:table-cell>
          <table:table-cell office:value-type="date" office:date-value="2013-07-04">
            <text:p>4 Jul 2013</text:p>
          </table:table-cell>
          <table:table-cell office:value-type="string">
            <text:p>80-well_data.t</text:p>
          </table:table-cell>
          <table:table-cell office:value-type="string">
            <text:p>LIMS2::WebApp::Controller::User::WellData</text:p>
          </table:table-cell>
          <table:table-cell office:value-type="string">
            <text:p>t/lib/LIMS2/t/WebApp/Controller/User/WellData.pm</text:p>
          </table:table-cell>
          <table:table-cell office:value-type="string">
            <text:p>t/LIMS2/WebApp/Controller/User/10_LIMS2_WebApp_Controller_User_WellData.t</text:p>
          </table:table-cell>
          <table:table-cell office:value-type="string">
            <text:p>Join with 80-dna_status_upload.t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IMS2::AlleleRequest::DoubleTargeted</text:p>
          </table:table-cell>
          <table:table-cell office:value-type="string">
            <text:p>t/lib/LIMS2/t/AlleleRequest/DoubleTargete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AlleleRequest</text:p>
          </table:table-cell>
          <table:table-cell office:value-type="string">
            <text:p>t/lib/LIMS2/t/AlleleReques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AlleleRequest::SingleTargeted</text:p>
          </table:table-cell>
          <table:table-cell office:value-type="string">
            <text:p>t/lib/LIMS2/t/AlleleRequest/SingleTargete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CassetteFunction</text:p>
          </table:table-cell>
          <table:table-cell office:value-type="string">
            <text:p>t/lib/LIMS2/t/CassetteFunctio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Catalyst::Controller::REST</text:p>
          </table:table-cell>
          <table:table-cell office:value-type="string">
            <text:p>t/lib/LIMS2/t/Catalyst/Controller/RES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AuthDB</text:p>
          </table:table-cell>
          <table:table-cell office:value-type="string">
            <text:p>t/lib/LIMS2/t/Model/AuthDB.p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IMS2::Model::Constants</text:p>
          </table:table-cell>
          <table:table-cell office:value-type="string">
            <text:p>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FormValidator::Constraint</text:p>
          </table:table-cell>
          <table:table-cell office:value-type="string">
            <text:p>t/lib/LIMS2/t/Model/FormValidator/Constrai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FormValidator</text:p>
          </table:table-cell>
          <table:table-cell office:value-type="string">
            <text:p>t/lib/LIMS2/t/Model/FormValidato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Plugin::Species</text:p>
          </table:table-cell>
          <table:table-cell office:value-type="string">
            <text:p>t/lib/LIMS2/t/Model/Plugin/Specie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</text:p>
          </table:table-cell>
          <table:table-cell office:value-type="string">
            <text:p>t/lib/LIMS2/t/Mode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ProcessGraph</text:p>
          </table:table-cell>
          <table:table-cell office:value-type="string">
            <text:p>t/lib/LIMS2/t/Model/ProcessGraph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</text:p>
          </table:table-cell>
          <table:table-cell office:value-type="string">
            <text:p>t/lib/LIMS2/t/Model/Schema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Assembly</text:p>
          </table:table-cell>
          <table:table-cell office:value-type="string">
            <text:p>t/lib/LIMS2/t/Model/Schema/Result/Assembl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BacCloneLocus</text:p>
          </table:table-cell>
          <table:table-cell office:value-type="string">
            <text:p>t/lib/LIMS2/t/Model/Schema/Result/BacCloneLocu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BacClone</text:p>
          </table:table-cell>
          <table:table-cell office:value-type="string">
            <text:p>t/lib/LIMS2/t/Model/Schema/Result/BacClo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Backbone</text:p>
          </table:table-cell>
          <table:table-cell office:value-type="string">
            <text:p>t/lib/LIMS2/t/Model/Schema/Result/Backbo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BacLibrary</text:p>
          </table:table-cell>
          <table:table-cell office:value-type="string">
            <text:p>t/lib/LIMS2/t/Model/Schema/Result/BacLibrar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achedReport</text:p>
          </table:table-cell>
          <table:table-cell office:value-type="string">
            <text:p>t/lib/LIMS2/t/Model/Schema/Result/CachedRepor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assetteFunction</text:p>
          </table:table-cell>
          <table:table-cell office:value-type="string">
            <text:p>t/lib/LIMS2/t/Model/Schema/Result/CassetteFunctio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assette</text:p>
          </table:table-cell>
          <table:table-cell office:value-type="string">
            <text:p>t/lib/LIMS2/t/Model/Schema/Result/Casset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ellLine</text:p>
          </table:table-cell>
          <table:table-cell office:value-type="string">
            <text:p>t/lib/LIMS2/t/Model/Schema/Result/CellLi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hromosome</text:p>
          </table:table-cell>
          <table:table-cell office:value-type="string">
            <text:p>t/lib/LIMS2/t/Model/Schema/Result/Chromosom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olonyCountType</text:p>
          </table:table-cell>
          <table:table-cell office:value-type="string">
            <text:p>t/lib/LIMS2/t/Model/Schema/Result/ColonyCount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risprLociType</text:p>
          </table:table-cell>
          <table:table-cell office:value-type="string">
            <text:p>t/lib/LIMS2/t/Model/Schema/Result/CrisprLoci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risprLocus</text:p>
          </table:table-cell>
          <table:table-cell office:value-type="string">
            <text:p>t/lib/LIMS2/t/Model/Schema/Result/CrisprLocu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risprOffTargets</text:p>
          </table:table-cell>
          <table:table-cell office:value-type="string">
            <text:p>t/lib/LIMS2/t/Model/Schema/Result/CrisprOffTarget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Crispr</text:p>
          </table:table-cell>
          <table:table-cell office:value-type="string">
            <text:p>t/lib/LIMS2/t/Model/Schema/Result/Crisp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faultDesignOligoLocus</text:p>
          </table:table-cell>
          <table:table-cell office:value-type="string">
            <text:p>t/lib/LIMS2/t/Model/Schema/Result/DefaultDesignOligoLocu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CommentCategory</text:p>
          </table:table-cell>
          <table:table-cell office:value-type="string">
            <text:p>t/lib/LIMS2/t/Model/Schema/Result/DesignCommentCategor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Comment</text:p>
          </table:table-cell>
          <table:table-cell office:value-type="string">
            <text:p>t/lib/LIMS2/t/Model/Schema/Result/DesignComme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OligoLocus</text:p>
          </table:table-cell>
          <table:table-cell office:value-type="string">
            <text:p>t/lib/LIMS2/t/Model/Schema/Result/DesignOligoLocu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OligoType</text:p>
          </table:table-cell>
          <table:table-cell office:value-type="string">
            <text:p>t/lib/LIMS2/t/Model/Schema/Result/DesignOligo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</text:p>
          </table:table-cell>
          <table:table-cell office:value-type="string">
            <text:p>t/lib/LIMS2/t/Model/Schema/Result/Desig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DesignType</text:p>
          </table:table-cell>
          <table:table-cell office:value-type="string">
            <text:p>t/lib/LIMS2/t/Model/Schema/Result/Design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GeneDesign</text:p>
          </table:table-cell>
          <table:table-cell office:value-type="string">
            <text:p>t/lib/LIMS2/t/Model/Schema/Result/GeneDesig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GenotypingPrimer</text:p>
          </table:table-cell>
          <table:table-cell office:value-type="string">
            <text:p>t/lib/LIMS2/t/Model/Schema/Result/GenotypingPrime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GenotypingPrimerType</text:p>
          </table:table-cell>
          <table:table-cell office:value-type="string">
            <text:p>t/lib/LIMS2/t/Model/Schema/Result/GenotypingPrimer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GenotypingResultType</text:p>
          </table:table-cell>
          <table:table-cell office:value-type="string">
            <text:p>t/lib/LIMS2/t/Model/Schema/Result/GenotypingResult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MutationDesignType</text:p>
          </table:table-cell>
          <table:table-cell office:value-type="string">
            <text:p>t/lib/LIMS2/t/Model/Schema/Result/MutationDesign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lateComment</text:p>
          </table:table-cell>
          <table:table-cell office:value-type="string">
            <text:p>t/lib/LIMS2/t/Model/Schema/Result/PlateComme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late</text:p>
          </table:table-cell>
          <table:table-cell office:value-type="string">
            <text:p>t/lib/LIMS2/t/Model/Schema/Result/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lateType</text:p>
          </table:table-cell>
          <table:table-cell office:value-type="string">
            <text:p>t/lib/LIMS2/t/Model/Schema/Result/Plate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imerBandType</text:p>
          </table:table-cell>
          <table:table-cell office:value-type="string">
            <text:p>t/lib/LIMS2/t/Model/Schema/Result/PrimerBand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Backbone</text:p>
          </table:table-cell>
          <table:table-cell office:value-type="string">
            <text:p>t/lib/LIMS2/t/Model/Schema/Result/ProcessBackbo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Bac</text:p>
          </table:table-cell>
          <table:table-cell office:value-type="string">
            <text:p>t/lib/LIMS2/t/Model/Schema/Result/ProcessBac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Cassette</text:p>
          </table:table-cell>
          <table:table-cell office:value-type="string">
            <text:p>t/lib/LIMS2/t/Model/Schema/Result/ProcessCasset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CellLine</text:p>
          </table:table-cell>
          <table:table-cell office:value-type="string">
            <text:p>t/lib/LIMS2/t/Model/Schema/Result/ProcessCellLi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Crispr</text:p>
          </table:table-cell>
          <table:table-cell office:value-type="string">
            <text:p>t/lib/LIMS2/t/Model/Schema/Result/ProcessCrisp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Design</text:p>
          </table:table-cell>
          <table:table-cell office:value-type="string">
            <text:p>t/lib/LIMS2/t/Model/Schema/Result/ProcessDesig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Electroporation</text:p>
          </table:table-cell>
          <table:table-cell office:value-type="string">
            <text:p>t/lib/LIMS2/t/Model/Schema/Result/ProcessElectroporatio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InputWell</text:p>
          </table:table-cell>
          <table:table-cell office:value-type="string">
            <text:p>t/lib/LIMS2/t/Model/Schema/Result/ProcessInputWel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OutputWell</text:p>
          </table:table-cell>
          <table:table-cell office:value-type="string">
            <text:p>t/lib/LIMS2/t/Model/Schema/Result/ProcessOutputWel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</text:p>
          </table:table-cell>
          <table:table-cell office:value-type="string">
            <text:p>t/lib/LIMS2/t/Model/Schema/Result/Proces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Recombinase</text:p>
          </table:table-cell>
          <table:table-cell office:value-type="string">
            <text:p>t/lib/LIMS2/t/Model/Schema/Result/ProcessRecombinas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cessType</text:p>
          </table:table-cell>
          <table:table-cell office:value-type="string">
            <text:p>t/lib/LIMS2/t/Model/Schema/Result/Process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jectAllele</text:p>
          </table:table-cell>
          <table:table-cell office:value-type="string">
            <text:p>t/lib/LIMS2/t/Model/Schema/Result/ProjectAllel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Project</text:p>
          </table:table-cell>
          <table:table-cell office:value-type="string">
            <text:p>t/lib/LIMS2/t/Model/Schema/Result/Projec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Alignment</text:p>
          </table:table-cell>
          <table:table-cell office:value-type="string">
            <text:p>t/lib/LIMS2/t/Model/Schema/Result/QcAlignme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AlignmentRegion</text:p>
          </table:table-cell>
          <table:table-cell office:value-type="string">
            <text:p>t/lib/LIMS2/t/Model/Schema/Result/QcAlignmentRegio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EngSeq</text:p>
          </table:table-cell>
          <table:table-cell office:value-type="string">
            <text:p>t/lib/LIMS2/t/Model/Schema/Result/QcEngSeq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Run</text:p>
          </table:table-cell>
          <table:table-cell office:value-type="string">
            <text:p>t/lib/LIMS2/t/Model/Schema/Result/QcRu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RunSeqProject</text:p>
          </table:table-cell>
          <table:table-cell office:value-type="string">
            <text:p>t/lib/LIMS2/t/Model/Schema/Result/QcRunSeqProjec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RunSeqWell</text:p>
          </table:table-cell>
          <table:table-cell office:value-type="string">
            <text:p>t/lib/LIMS2/t/Model/Schema/Result/QcRunSeqWel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RunSeqWellQcSeqRead</text:p>
          </table:table-cell>
          <table:table-cell office:value-type="string">
            <text:p>t/lib/LIMS2/t/Model/Schema/Result/QcRunSeqWellQcSeqRea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SeqProject</text:p>
          </table:table-cell>
          <table:table-cell office:value-type="string">
            <text:p>t/lib/LIMS2/t/Model/Schema/Result/QcSeqProjec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SeqRead</text:p>
          </table:table-cell>
          <table:table-cell office:value-type="string">
            <text:p>t/lib/LIMS2/t/Model/Schema/Result/QcSeqRea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mplate</text:p>
          </table:table-cell>
          <table:table-cell office:value-type="string">
            <text:p>t/lib/LIMS2/t/Model/Schema/Result/QcTem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mplateWellBackbone</text:p>
          </table:table-cell>
          <table:table-cell office:value-type="string">
            <text:p>t/lib/LIMS2/t/Model/Schema/Result/QcTemplateWellBackbo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mplateWellCassette</text:p>
          </table:table-cell>
          <table:table-cell office:value-type="string">
            <text:p>t/lib/LIMS2/t/Model/Schema/Result/QcTemplateWellCasset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mplateWell</text:p>
          </table:table-cell>
          <table:table-cell office:value-type="string">
            <text:p>t/lib/LIMS2/t/Model/Schema/Result/QcTemplateWel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mplateWellRecombinase</text:p>
          </table:table-cell>
          <table:table-cell office:value-type="string">
            <text:p>t/lib/LIMS2/t/Model/Schema/Result/QcTemplateWellRecombinas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QcTestResult</text:p>
          </table:table-cell>
          <table:table-cell office:value-type="string">
            <text:p>t/lib/LIMS2/t/Model/Schema/Result/QcTestResul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Recombinase</text:p>
          </table:table-cell>
          <table:table-cell office:value-type="string">
            <text:p>t/lib/LIMS2/t/Model/Schema/Result/Recombinas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RecombineeringResultType</text:p>
          </table:table-cell>
          <table:table-cell office:value-type="string">
            <text:p>t/lib/LIMS2/t/Model/Schema/Result/RecombineeringResultTyp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Role</text:p>
          </table:table-cell>
          <table:table-cell office:value-type="string">
            <text:p>t/lib/LIMS2/t/Model/Schema/Result/Rol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SchemaVersion</text:p>
          </table:table-cell>
          <table:table-cell office:value-type="string">
            <text:p>t/lib/LIMS2/t/Model/Schema/Result/SchemaVersio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SpeciesDefaultAssembly</text:p>
          </table:table-cell>
          <table:table-cell office:value-type="string">
            <text:p>t/lib/LIMS2/t/Model/Schema/Result/SpeciesDefaultAssembl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Species</text:p>
          </table:table-cell>
          <table:table-cell office:value-type="string">
            <text:p>t/lib/LIMS2/t/Model/Schema/Result/Specie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Sponsor</text:p>
          </table:table-cell>
          <table:table-cell office:value-type="string">
            <text:p>t/lib/LIMS2/t/Model/Schema/Result/Sponso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User</text:p>
          </table:table-cell>
          <table:table-cell office:value-type="string">
            <text:p>t/lib/LIMS2/t/Model/Schema/Result/Use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UserPreference</text:p>
          </table:table-cell>
          <table:table-cell office:value-type="string">
            <text:p>t/lib/LIMS2/t/Model/Schema/Result/UserPreferenc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UserRole</text:p>
          </table:table-cell>
          <table:table-cell office:value-type="string">
            <text:p>t/lib/LIMS2/t/Model/Schema/Result/UserRol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AcceptedOverride</text:p>
          </table:table-cell>
          <table:table-cell office:value-type="string">
            <text:p>t/lib/LIMS2/t/Model/Schema/Result/WellAcceptedOverrid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ChromosomeFail</text:p>
          </table:table-cell>
          <table:table-cell office:value-type="string">
            <text:p>t/lib/LIMS2/t/Model/Schema/Result/WellChromosomeFa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ColonyCount</text:p>
          </table:table-cell>
          <table:table-cell office:value-type="string">
            <text:p>t/lib/LIMS2/t/Model/Schema/Result/WellColonyCou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Comment</text:p>
          </table:table-cell>
          <table:table-cell office:value-type="string">
            <text:p>t/lib/LIMS2/t/Model/Schema/Result/WellCommen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DnaQuality</text:p>
          </table:table-cell>
          <table:table-cell office:value-type="string">
            <text:p>t/lib/LIMS2/t/Model/Schema/Result/WellDnaQualit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DnaStatus</text:p>
          </table:table-cell>
          <table:table-cell office:value-type="string">
            <text:p>t/lib/LIMS2/t/Model/Schema/Result/WellDnaStatu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GenotypingResult</text:p>
          </table:table-cell>
          <table:table-cell office:value-type="string">
            <text:p>t/lib/LIMS2/t/Model/Schema/Result/WellGenotypingResul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</text:p>
          </table:table-cell>
          <table:table-cell office:value-type="string">
            <text:p>t/lib/LIMS2/t/Model/Schema/Result/Wel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PrimerBand</text:p>
          </table:table-cell>
          <table:table-cell office:value-type="string">
            <text:p>t/lib/LIMS2/t/Model/Schema/Result/WellPrimerBan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QcSequencingResult</text:p>
          </table:table-cell>
          <table:table-cell office:value-type="string">
            <text:p>t/lib/LIMS2/t/Model/Schema/Result/WellQcSequencingResul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RecombineeringResult</text:p>
          </table:table-cell>
          <table:table-cell office:value-type="string">
            <text:p>t/lib/LIMS2/t/Model/Schema/Result/WellRecombineeringResul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TargetingPass</text:p>
          </table:table-cell>
          <table:table-cell office:value-type="string">
            <text:p>t/lib/LIMS2/t/Model/Schema/Result/WellTargetingPas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Schema::Result::WellTargetingPuroPass</text:p>
          </table:table-cell>
          <table:table-cell office:value-type="string">
            <text:p>t/lib/LIMS2/t/Model/Schema/Result/WellTargetingPuroPas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Types</text:p>
          </table:table-cell>
          <table:table-cell office:value-type="string">
            <text:p>t/lib/LIMS2/t/Model/Type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CreateQC</text:p>
          </table:table-cell>
          <table:table-cell office:value-type="string">
            <text:p>t/lib/LIMS2/t/Model/Util/CreateQC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DrawPlateGraph</text:p>
          </table:table-cell>
          <table:table-cell office:value-type="string">
            <text:p>t/lib/LIMS2/t/Model/Util/DrawPlateGraph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EngSeqParams</text:p>
          </table:table-cell>
          <table:table-cell office:value-type="string">
            <text:p>t/lib/LIMS2/t/Model/Util/EngSeqParam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GeneSearch</text:p>
          </table:table-cell>
          <table:table-cell office:value-type="string">
            <text:p>t/lib/LIMS2/t/Model/Util/GeneSearch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PgUserRole</text:p>
          </table:table-cell>
          <table:table-cell office:value-type="string">
            <text:p>t/lib/LIMS2/t/Model/Util/PgUserRol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</text:p>
          </table:table-cell>
          <table:table-cell office:value-type="string">
            <text:p>t/lib/LIMS2/t/Model/Ut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RankQCResults</text:p>
          </table:table-cell>
          <table:table-cell office:value-type="string">
            <text:p>t/lib/LIMS2/t/Model/Util/RankQCResult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ReportForSponsors</text:p>
          </table:table-cell>
          <table:table-cell office:value-type="string">
            <text:p>t/lib/LIMS2/t/Model/Util/ReportForSponsor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Model::Util::WellName</text:p>
          </table:table-cell>
          <table:table-cell office:value-type="string">
            <text:p>t/lib/LIMS2/t/Model/Util/WellNam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CrisprPlateOrderSheet</text:p>
          </table:table-cell>
          <table:table-cell office:value-type="string">
            <text:p>t/lib/LIMS2/t/Report/CrisprPlateOrderShee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CrisprPlate</text:p>
          </table:table-cell>
          <table:table-cell office:value-type="string">
            <text:p>t/lib/LIMS2/t/Report/Crispr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DesignPlateOrderSheet</text:p>
          </table:table-cell>
          <table:table-cell office:value-type="string">
            <text:p>t/lib/LIMS2/t/Report/DesignPlateOrderShee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DesignPlate</text:p>
          </table:table-cell>
          <table:table-cell office:value-type="string">
            <text:p>t/lib/LIMS2/t/Report/Design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DesignVectors</text:p>
          </table:table-cell>
          <table:table-cell office:value-type="string">
            <text:p>t/lib/LIMS2/t/Report/DesignVector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DNAPlate</text:p>
          </table:table-cell>
          <table:table-cell office:value-type="string">
            <text:p>t/lib/LIMS2/t/Report/DNA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ElectroporationProductionSummary</text:p>
          </table:table-cell>
          <table:table-cell office:value-type="string">
            <text:p>t/lib/LIMS2/t/Report/ElectroporationProductionSummar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EPPlate</text:p>
          </table:table-cell>
          <table:table-cell office:value-type="string">
            <text:p>t/lib/LIMS2/t/Report/EP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FinalPickVectorPlate</text:p>
          </table:table-cell>
          <table:table-cell office:value-type="string">
            <text:p>t/lib/LIMS2/t/Report/FinalPickVector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FinalVectorPlate</text:p>
          </table:table-cell>
          <table:table-cell office:value-type="string">
            <text:p>t/lib/LIMS2/t/Report/FinalVector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FirstElectroporationProductionDetail</text:p>
          </table:table-cell>
          <table:table-cell office:value-type="string">
            <text:p>t/lib/LIMS2/t/Report/FirstElectroporationProductionDeta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FPPlate</text:p>
          </table:table-cell>
          <table:table-cell office:value-type="string">
            <text:p>t/lib/LIMS2/t/Report/FP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::ColonyCounts</text:p>
          </table:table-cell>
          <table:table-cell office:value-type="string">
            <text:p>t/lib/LIMS2/t/ReportGenerator/ColonyCount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::Plate::DoubleTargeted</text:p>
          </table:table-cell>
          <table:table-cell office:value-type="string">
            <text:p>t/lib/LIMS2/t/ReportGenerator/Plate/DoubleTargete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::Plate</text:p>
          </table:table-cell>
          <table:table-cell office:value-type="string">
            <text:p>t/lib/LIMS2/t/ReportGenerator/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::Plate::SingleTargeted</text:p>
          </table:table-cell>
          <table:table-cell office:value-type="string">
            <text:p>t/lib/LIMS2/t/ReportGenerator/Plate/SingleTargeted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</text:p>
          </table:table-cell>
          <table:table-cell office:value-type="string">
            <text:p>t/lib/LIMS2/t/ReportGenerato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Generator::ProductionDetail</text:p>
          </table:table-cell>
          <table:table-cell office:value-type="string">
            <text:p>t/lib/LIMS2/t/ReportGenerator/ProductionDeta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GenesToElectroporate</text:p>
          </table:table-cell>
          <table:table-cell office:value-type="string">
            <text:p>t/lib/LIMS2/t/Report/GenesToElectropor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IntermediateVectorPlate</text:p>
          </table:table-cell>
          <table:table-cell office:value-type="string">
            <text:p>t/lib/LIMS2/t/Report/IntermediateVector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PICKPlate</text:p>
          </table:table-cell>
          <table:table-cell office:value-type="string">
            <text:p>t/lib/LIMS2/t/Report/PICK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PlateList</text:p>
          </table:table-cell>
          <table:table-cell office:value-type="string">
            <text:p>t/lib/LIMS2/t/Report/PlateLis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</text:p>
          </table:table-cell>
          <table:table-cell office:value-type="string">
            <text:p>t/lib/LIMS2/t/Repor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PostIntermediateVectorPlate</text:p>
          </table:table-cell>
          <table:table-cell office:value-type="string">
            <text:p>t/lib/LIMS2/t/Report/PostIntermediateVector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QcRun</text:p>
          </table:table-cell>
          <table:table-cell office:value-type="string">
            <text:p>t/lib/LIMS2/t/Report/QcRu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QcRunSummary</text:p>
          </table:table-cell>
          <table:table-cell office:value-type="string">
            <text:p>t/lib/LIMS2/t/Report/QcRunSummar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SecondElectroporationProductionDetail</text:p>
          </table:table-cell>
          <table:table-cell office:value-type="string">
            <text:p>t/lib/LIMS2/t/Report/SecondElectroporationProductionDeta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SEPPICKPlate</text:p>
          </table:table-cell>
          <table:table-cell office:value-type="string">
            <text:p>t/lib/LIMS2/t/Report/SEPPICK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SEPPlate</text:p>
          </table:table-cell>
          <table:table-cell office:value-type="string">
            <text:p>t/lib/LIMS2/t/Report/SEP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SEPPOOLPlate</text:p>
          </table:table-cell>
          <table:table-cell office:value-type="string">
            <text:p>t/lib/LIMS2/t/Report/SEPPOOL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SponsorProgress</text:p>
          </table:table-cell>
          <table:table-cell office:value-type="string">
            <text:p>t/lib/LIMS2/t/Report/SponsorProgres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VectorProductionDetail</text:p>
          </table:table-cell>
          <table:table-cell office:value-type="string">
            <text:p>t/lib/LIMS2/t/Report/VectorProductionDetail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VectorProductionSummary</text:p>
          </table:table-cell>
          <table:table-cell office:value-type="string">
            <text:p>t/lib/LIMS2/t/Report/VectorProductionSummary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Report::XEPPOOLPlate</text:p>
          </table:table-cell>
          <table:table-cell office:value-type="string">
            <text:p>t/lib/LIMS2/t/Report/XEPPOOLPla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dmin</text:p>
          </table:table-cell>
          <table:table-cell office:value-type="string">
            <text:p>t/lib/LIMS2/t/WebApp/Controller/Admi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PI::AutoComplete</text:p>
          </table:table-cell>
          <table:table-cell office:value-type="string">
            <text:p>t/lib/LIMS2/t/WebApp/Controller/API/AutoComplet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PI::Design</text:p>
          </table:table-cell>
          <table:table-cell office:value-type="string">
            <text:p>t/lib/LIMS2/t/WebApp/Controller/API/Desig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PI</text:p>
          </table:table-cell>
          <table:table-cell office:value-type="string">
            <text:p>t/lib/LIMS2/t/WebApp/Controller/API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PI::QC</text:p>
          </table:table-cell>
          <table:table-cell office:value-type="string">
            <text:p>t/lib/LIMS2/t/WebApp/Controller/API/QC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API::Report</text:p>
          </table:table-cell>
          <table:table-cell office:value-type="string">
            <text:p>t/lib/LIMS2/t/WebApp/Controller/API/Repor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Root</text:p>
          </table:table-cell>
          <table:table-cell office:value-type="string">
            <text:p>t/lib/LIMS2/t/WebApp/Controller/Roo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::BrowseDesigns</text:p>
          </table:table-cell>
          <table:table-cell office:value-type="string">
            <text:p>t/lib/LIMS2/t/WebApp/Controller/User/BrowseDesign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::BrowseTemplates</text:p>
          </table:table-cell>
          <table:table-cell office:value-type="string">
            <text:p>t/lib/LIMS2/t/WebApp/Controller/User/BrowseTemplates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::CreateDesign</text:p>
          </table:table-cell>
          <table:table-cell office:value-type="string">
            <text:p>t/lib/LIMS2/t/WebApp/Controller/User/CreateDesign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</text:p>
          </table:table-cell>
          <table:table-cell office:value-type="string">
            <text:p>t/lib/LIMS2/t/WebApp/Controller/User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::Report::Gene</text:p>
          </table:table-cell>
          <table:table-cell office:value-type="string">
            <text:p>t/lib/LIMS2/t/WebApp/Controller/User/Report/Gene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Controller::User::Report</text:p>
          </table:table-cell>
          <table:table-cell office:value-type="string">
            <text:p>t/lib/LIMS2/t/WebApp/Controller/User/Repor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Model::AuthDB</text:p>
          </table:table-cell>
          <table:table-cell office:value-type="string">
            <text:p>t/lib/LIMS2/t/WebApp/Model/AuthDB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Model::Golgi</text:p>
          </table:table-cell>
          <table:table-cell office:value-type="string">
            <text:p>t/lib/LIMS2/t/WebApp/Model/Golgi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Pageset</text:p>
          </table:table-cell>
          <table:table-cell office:value-type="string">
            <text:p>t/lib/LIMS2/t/WebApp/Pageset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</text:p>
          </table:table-cell>
          <table:table-cell office:value-type="string">
            <text:p>t/lib/LIMS2/t/WebApp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Script::FastCGI</text:p>
          </table:table-cell>
          <table:table-cell office:value-type="string">
            <text:p>t/lib/LIMS2/t/WebApp/Script/FastCGI.pm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LIMS2::WebApp::View::HTML</text:p>
          </table:table-cell>
          <table:table-cell office:value-type="string">
            <text:p>t/lib/LIMS2/t/WebApp/View/HTML.pm</text:p>
          </table:table-cell>
          <table:table-cell table:number-columns-repeated="1019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18/07/2013</text:date>, <text:time>16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18T16:59:35</dc:date>
    <dc:creator>Lars Erlandsen</dc:creator>
    <meta:generator>OpenOffice.org/3.2$Linux OpenOffice.org_project/320m12$Build-9483</meta:generator>
    <meta:editing-duration>PT524H05M10S</meta:editing-duration>
    <meta:editing-cycles>24</meta:editing-cycles>
    <meta:printed-by>Lars Erlandsen</meta:printed-by>
    <meta:print-date>2013-07-12T11:30:26</meta:print-date>
    <meta:document-statistic meta:table-count="1" meta:cell-count="573" meta:object-count="0"/>
  </office:meta>
</office:document-meta>
</file>